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000000" officeooo:rsid="001f497a" officeooo:paragraph-rsid="0022af7e"/>
    </style:style>
    <style:style style:name="P2" style:family="paragraph" style:parent-style-name="Preformatted_20_Text">
      <style:text-properties fo:color="#000000" officeooo:paragraph-rsid="001f497a"/>
    </style:style>
    <style:style style:name="P3" style:family="paragraph" style:parent-style-name="Preformatted_20_Text">
      <style:paragraph-properties fo:text-align="center" style:justify-single-word="false"/>
      <style:text-properties fo:color="#000000" fo:font-size="25pt" fo:font-weight="bold" officeooo:rsid="00213041" officeooo:paragraph-rsid="00213041" style:font-size-asian="25pt" style:font-weight-asian="bold" style:font-size-complex="25pt" style:font-weight-complex="bold"/>
    </style:style>
    <style:style style:name="P4" style:family="paragraph" style:parent-style-name="Preformatted_20_Text">
      <style:text-properties officeooo:paragraph-rsid="001f497a"/>
    </style:style>
    <style:style style:name="P5" style:family="paragraph" style:parent-style-name="Preformatted_20_Text">
      <style:text-properties officeooo:rsid="00213041" officeooo:paragraph-rsid="00213041"/>
    </style:style>
    <style:style style:name="T1" style:family="text">
      <style:text-properties fo:color="#ce181e" officeooo:rsid="001f497a"/>
    </style:style>
    <style:style style:name="T2" style:family="text">
      <style:text-properties officeooo:rsid="001f497a"/>
    </style:style>
    <style:style style:name="T3" style:family="text">
      <style:text-properties fo:color="#000000"/>
    </style:style>
    <style:style style:name="T4" style:family="text">
      <style:text-properties fo:color="#000000" officeooo:rsid="001f497a"/>
    </style:style>
    <style:style style:name="T5" style:family="text">
      <style:text-properties fo:color="#ff0000" officeooo:rsid="001f4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ce.sh</text:p>
      <text:p text:style-name="P1">A program feladata egy termék interneten található különböző árainak vizsgálata, és ezzek alapján egy ideális ár számítása. A program a hétköznapi ember üzleteléseit hivatott segíteni. Célja, hogy egyszerűbben és gyorsabban tudja az árakat összevetni. </text:p>
      <text:p text:style-name="P1">Az adatokat letöltésére az árukereső weboldalát választottam, ugyanis itt már eleve megtalálhatóak a termék aktuális árai a különböző oldalakon, webshopokon. A program indítás után első lépésként létrehoz egy könyvtárat “termekAr” néven. Ebbe fogja menteni nekünk az adatokat futás során. Terminálból történő indítás esetén a felhasználó tájékoztató üzenetet kap, miszerint a letöltés és feldolgozás megkezdődött. </text:p>
      <text:p text:style-name="P2"><text:span text:style-name="T2">Jelen módozatában a program egy Mitas típusú enduro motorgumi árai alapján dolgozik. A letöltésért a wget felelős és a -O kapcsolóval a weboldal mentésre kerül egy Price.txt fájlban. A felhasználó számára a fájl nagyrésze jelen esetben rengeteg irreleváns információt tartalmaz. A szűrést a grep parancs végzi, ami viszont önmagában nem elég. A szűrt adatok továbbra is zavarosak és hosszúak. A </text:span><text:span text:style-name="T5">-o</text:span><text:span text:style-name="T2"> használata viszont megkönnyítette a dolgom. Így eredményül csak a teljes egyezést adja vissza. A “Price” fájlban hosszas keresgélés után úgy találtam, hogy a lényeges adatok a “</text:span><text:span text:style-name="T1">itemprop=\"price\" content=</text:span><text:span text:style-name="T2">” után találhatóak. Fontos, hogy a keresésnél az idézőjelben lévő szöveget kell megadni, hiszen ha csak a “content” alapján kerülne szűkítésre, akkor plusz adatokat is megtalálna, ami <text:s/>a program futása szempontjából lényegtelen. </text:span></text:p>
      <text:p text:style-name="P4"><text:span text:style-name="T4">A keresés eredménye a felhasználó számára még viszont érhetetlen lehet. Ezért, a kimenet átirányításra kerül egy Temp text fájlba. Itt a keresés tovább szűkíthető a </text:span><text:span text:style-name="T5">grep -o “[[:digit:]]*”</text:span><text:span text:style-name="T4"> paranccsal. Ez már a konkrét árakat fogja megtalálni, így elmenthetjük egy toSell text fájlba. </text:span></text:p>
      <text:p text:style-name="P4"><text:span text:style-name="T4">Mivel a “Price.txt” és a “Temp.txt” az átlag felhasználó számára értelmezhetetlen, így ezek törlésre kerülnek.</text:span></text:p>
      <text:p text:style-name="P5"><text:span text:style-name="T4">K</text:span><text:span text:style-name="T3">övetkező lépésként a program megkeresi a legnagyobb és legkisebb árat, melyeket a toSell-be menti. Ezzel párhuzamosan az árakat átlagolja és így megadja az ideális árat. </text:span></text:p>
      <text:p text:style-name="P5"><text:span text:style-name="T3">A program a futás végén kiírja terminálba, hogy melyik fájlban találhatóak a végleges adatok. Plusz segítségként (ha esetleg nem terminálból indítják), megnyitja a végleges fájlt a felhasználó számára.</text:span></text:p>
      <text:p text:style-name="P5"><text:span text:style-name="T3"/></text:p>
      <text:p text:style-name="P5"><text:span text:style-name="T3">Bogdán Patrik</text:span></text:p>
      <text:p text:style-name="P5"><text:span text:style-name="T3">ZXAAE3</text:span></text:p>
      <text:p text:style-name="P5"><text:span text:style-name="T3">mérnökinformati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13:47:12.774411101</dc:date>
    <meta:editing-duration>PT2H14M13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1" meta:word-count="323" meta:character-count="2306" meta:non-whitespace-character-count="1988"/>
  </office:meta>
</office:document-meta>
</file>